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0319in" table:align="left"/>
    </style:style>
    <style:style style:name="Table1.A" style:family="table-column">
      <style:table-column-properties style:column-width="0.2in"/>
    </style:style>
    <style:style style:name="Table1.B" style:family="table-column">
      <style:table-column-properties style:column-width="0.8319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1.4556in" table:align="left"/>
    </style:style>
    <style:style style:name="Table2.A" style:family="table-column">
      <style:table-column-properties style:column-width="0.4236in"/>
    </style:style>
    <style:style style:name="Table2.B" style:family="table-column">
      <style:table-column-properties style:column-width="0.2in"/>
    </style:style>
    <style:style style:name="Table2.C" style:family="table-column">
      <style:table-column-properties style:column-width="0.8319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1.0319in" table:align="left"/>
    </style:style>
    <style:style style:name="Table3.A" style:family="table-column">
      <style:table-column-properties style:column-width="0.2in"/>
    </style:style>
    <style:style style:name="Table3.B" style:family="table-column">
      <style:table-column-properties style:column-width="0.8319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1.0319in" table:align="left"/>
    </style:style>
    <style:style style:name="Table4.A" style:family="table-column">
      <style:table-column-properties style:column-width="0.2in"/>
    </style:style>
    <style:style style:name="Table4.B" style:family="table-column">
      <style:table-column-properties style:column-width="0.8319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1.0319in" table:align="left"/>
    </style:style>
    <style:style style:name="Table5.A" style:family="table-column">
      <style:table-column-properties style:column-width="0.2in"/>
    </style:style>
    <style:style style:name="Table5.B" style:family="table-column">
      <style:table-column-properties style:column-width="0.8319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1.4556in" table:align="left"/>
    </style:style>
    <style:style style:name="Table6.A" style:family="table-column">
      <style:table-column-properties style:column-width="0.4236in"/>
    </style:style>
    <style:style style:name="Table6.B" style:family="table-column">
      <style:table-column-properties style:column-width="0.2in"/>
    </style:style>
    <style:style style:name="Table6.C" style:family="table-column">
      <style:table-column-properties style:column-width="0.8319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1.0319in" table:align="left"/>
    </style:style>
    <style:style style:name="Table7.A" style:family="table-column">
      <style:table-column-properties style:column-width="0.2in"/>
    </style:style>
    <style:style style:name="Table7.B" style:family="table-column">
      <style:table-column-properties style:column-width="0.8319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1174in" table:align="left"/>
    </style:style>
    <style:style style:name="Table8.A" style:family="table-column">
      <style:table-column-properties style:column-width="0.117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0319in" table:align="left"/>
    </style:style>
    <style:style style:name="Table9.A" style:family="table-column">
      <style:table-column-properties style:column-width="0.2in"/>
    </style:style>
    <style:style style:name="Table9.B" style:family="table-column">
      <style:table-column-properties style:column-width="0.8319in"/>
    </style:style>
    <style:style style:name="Table9.A1" style:family="table-cell">
      <style:table-cell-properties style:vertical-align="middle"/>
    </style:style>
    <style:style style:name="P1" style:family="paragraph" style:parent-style-name="Preformatted_20_Text">
      <style:text-properties officeooo:rsid="00135ac1" officeooo:paragraph-rsid="00135ac1"/>
    </style:style>
    <style:style style:name="P2" style:family="paragraph" style:parent-style-name="Preformatted_20_Text">
      <style:text-properties officeooo:rsid="00147692" officeooo:paragraph-rsid="00147692"/>
    </style:style>
    <style:style style:name="P3" style:family="paragraph" style:parent-style-name="Preformatted_20_Text">
      <style:text-properties officeooo:rsid="0015c5a2" officeooo:paragraph-rsid="0015c5a2"/>
    </style:style>
    <style:style style:name="P4" style:family="paragraph" style:parent-style-name="Standard">
      <style:text-properties officeooo:rsid="00116975" officeooo:paragraph-rsid="00116975"/>
    </style:style>
    <style:style style:name="P5" style:family="paragraph" style:parent-style-name="Standard">
      <style:text-properties officeooo:rsid="00135ac1" officeooo:paragraph-rsid="00135ac1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5c5a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осле выполнения команд для первого пользователя:</text:p>
      <text:p text:style-name="P4"/>
      <text:p text:style-name="P4">UPDATE accounts SET balance = balance+100 where id = 2</text:p>
      <text:p text:style-name="P4">UPDATE accounts set balance = balance-100 where id = 1</text:p>
      <text:p text:style-name="P4"/>
      <text:p text:style-name="P4">Следующая команда выдаёт следующий результат:</text:p>
      <text:p text:style-name="P4"/>
      <text:p text:style-name="P4">SELECT * FROM accounts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ID</text:p>
          </table:table-cell>
          <table:table-cell table:style-name="Table1.A1" office:value-type="string">
            <text:p text:style-name="Table_20_Heading">BALANCE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p text:style-name="P4"/>
      <text:p text:style-name="P4">Для независимого пользователя номер три в этот же момент видна следующая картина:</text:p>
      <text:p text:style-name="P4"><text:bookmark text:name="R12263304791753728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<text:bookmark text:name="COL01"/>EDIT<text:bookmark text:name="COL02"/></text:p>
          </table:table-cell>
          <table:table-cell table:style-name="Table2.A1" office:value-type="string">
            <text:p text:style-name="Table_20_Heading">ID<text:bookmark text:name="COL03"/></text:p>
          </table:table-cell>
          <table:table-cell table:style-name="Table2.A1" office:value-type="string">
            <text:p text:style-name="Table_20_Heading">BALANCE</text:p>
          </table:table-cell>
        </table:table-row>
        <table:table-row>
          <table:table-cell table:style-name="Table2.A1" office:value-type="string">
            <text:p text:style-name="Table_20_Contents"><draw:a xlink:type="simple" xlink:href="http://84.237.50.81:8080/apex/f?p=4500:47:3374346553589674:::47,SW_QBE_UPDATE:P47_RETURN_TO,F4500_P47_ID:2101,%41%41%43%56%62%78%41%41%45%41%41%41%47%78%38%41%41%41"><draw:frame draw:style-name="fr1" draw:name="Image1" text:anchor-type="as-char" svg:width="0.25in" svg:height="0.25in" draw:z-index="0"><draw:image xlink:href="http://84.237.50.81:8080/i/edit_big.gif" xlink:type="simple" xlink:show="embed" xlink:actuate="onLoad"/><svg:title>Edit</svg:title></draw:frame></draw:a>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00</text:p>
          </table:table-cell>
        </table:table-row>
        <table:table-row>
          <table:table-cell table:style-name="Table2.A1" office:value-type="string">
            <text:p text:style-name="Table_20_Contents"><draw:a xlink:type="simple" xlink:href="http://84.237.50.81:8080/apex/f?p=4500:47:3374346553589674:::47,SW_QBE_UPDATE:P47_RETURN_TO,F4500_P47_ID:2101,%41%41%43%56%62%78%41%41%45%41%41%41%47%78%38%41%41%42"><draw:frame draw:style-name="fr1" draw:name="Image2" text:anchor-type="as-char" svg:width="0.25in" svg:height="0.25in" draw:z-index="1"><draw:image xlink:href="http://84.237.50.81:8080/i/edit_big.gif" xlink:type="simple" xlink:show="embed" xlink:actuate="onLoad"/><svg:title>Edit</svg:title></draw:frame></draw:a>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draw:a xlink:type="simple" xlink:href="http://84.237.50.81:8080/apex/f?p=4500:47:3374346553589674:::47,SW_QBE_UPDATE:P47_RETURN_TO,F4500_P47_ID:2101,%41%41%43%56%62%78%41%41%45%41%41%41%47%78%38%41%41%43"><draw:frame draw:style-name="fr1" draw:name="Image3" text:anchor-type="as-char" svg:width="0.25in" svg:height="0.25in" draw:z-index="2"><draw:image xlink:href="http://84.237.50.81:8080/i/edit_big.gif" xlink:type="simple" xlink:show="embed" xlink:actuate="onLoad"/><svg:title>Edit</svg:title></draw:frame></draw:a>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P4"/>
      <text:p text:style-name="P4">Второй пользователь также не видит результатов транзакции: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ID</text:p>
          </table:table-cell>
          <table:table-cell table:style-name="Table3.A1" office:value-type="string">
            <text:p text:style-name="Table_20_Heading">BALANCE</text:p>
          </table:table-cell>
        </table:table-row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00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P4"/>
      <text:p text:style-name="P4">Так происходит потому что пользователь не закончил транзакцию.</text:p>
      <text:p text:style-name="P4"/>
      <text:p text:style-name="P4">Для пользователя 2 выполняю следующие команды:</text:p>
      <text:p text:style-name="P4"/>
      <text:p text:style-name="P4">UPDATE accounts set balance = balance+100 where id = 3;</text:p>
      <text:p text:style-name="P4"/>
      <text:p text:style-name="P4">Пользователь 2 видит изменения: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ID</text:p>
          </table:table-cell>
          <table:table-cell table:style-name="Table4.A1" office:value-type="string">
            <text:p text:style-name="Table_20_Heading">BALANCE</text:p>
          </table:table-cell>
        </table:table-row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00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0</text:p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100</text:p>
          </table:table-cell>
        </table:table-row>
      </table:table>
      <text:p text:style-name="P4"/>
      <text:p text:style-name="P4">Пользователи 1 и 3 не видят изменений:</text:p>
      <text:p text:style-name="P4"/>
      <text:p text:style-name="P4">Для пользователя 1:</text:p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Heading">ID</text:p>
          </table:table-cell>
          <table:table-cell table:style-name="Table5.A1" office:value-type="string">
            <text:p text:style-name="Table_20_Heading">BALANCE</text:p>
          </table:table-cell>
        </table:table-row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00</text:p>
          </table:table-cell>
        </table:table-row>
        <text:soft-page-break/>
        <table:table-row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0</text:p>
          </table:table-cell>
        </table:table-row>
      </table:table>
      <text:p text:style-name="P4"/>
      <text:p text:style-name="P4">Для независимого пользователя 3:</text:p>
      <text:p text:style-name="P4"/>
      <text:p text:style-name="P4"><text:bookmark text:name="R122633047917537281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<text:bookmark text:name="COL012"/><text:bookmark text:name="COL011"/>EDIT<text:bookmark text:name="COL022"/><text:bookmark text:name="COL021"/></text:p>
          </table:table-cell>
          <table:table-cell table:style-name="Table6.A1" office:value-type="string">
            <text:p text:style-name="Table_20_Heading">ID<text:bookmark text:name="COL032"/><text:bookmark text:name="COL031"/></text:p>
          </table:table-cell>
          <table:table-cell table:style-name="Table6.A1" office:value-type="string">
            <text:p text:style-name="Table_20_Heading">BALANCE</text:p>
          </table:table-cell>
        </table:table-row>
        <table:table-row>
          <table:table-cell table:style-name="Table6.A1" office:value-type="string">
            <text:p text:style-name="Table_20_Contents"><draw:a xlink:type="simple" xlink:href="http://84.237.50.81:8080/apex/f?p=4500:47:3374346553589674:::47,SW_QBE_UPDATE:P47_RETURN_TO,F4500_P47_ID:2101,%41%41%43%56%62%78%41%41%45%41%41%41%47%78%38%41%41%41"><draw:frame draw:style-name="fr1" draw:name="Image4" text:anchor-type="as-char" svg:width="0.25in" svg:height="0.25in" draw:z-index="3"><draw:image xlink:href="http://84.237.50.81:8080/i/edit_big.gif" xlink:type="simple" xlink:show="embed" xlink:actuate="onLoad"/><svg:title>Edit</svg:title></draw:frame></draw:a>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00</text:p>
          </table:table-cell>
        </table:table-row>
        <table:table-row>
          <table:table-cell table:style-name="Table6.A1" office:value-type="string">
            <text:p text:style-name="Table_20_Contents"><draw:a xlink:type="simple" xlink:href="http://84.237.50.81:8080/apex/f?p=4500:47:3374346553589674:::47,SW_QBE_UPDATE:P47_RETURN_TO,F4500_P47_ID:2101,%41%41%43%56%62%78%41%41%45%41%41%41%47%78%38%41%41%42"><draw:frame draw:style-name="fr1" draw:name="Image5" text:anchor-type="as-char" svg:width="0.25in" svg:height="0.25in" draw:z-index="4"><draw:image xlink:href="http://84.237.50.81:8080/i/edit_big.gif" xlink:type="simple" xlink:show="embed" xlink:actuate="onLoad"/><svg:title>Edit</svg:title></draw:frame></draw:a>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0</text:p>
          </table:table-cell>
        </table:table-row>
        <table:table-row>
          <table:table-cell table:style-name="Table6.A1" office:value-type="string">
            <text:p text:style-name="Table_20_Contents"><draw:a xlink:type="simple" xlink:href="http://84.237.50.81:8080/apex/f?p=4500:47:3374346553589674:::47,SW_QBE_UPDATE:P47_RETURN_TO,F4500_P47_ID:2101,%41%41%43%56%62%78%41%41%45%41%41%41%47%78%38%41%41%43"><draw:frame draw:style-name="fr1" draw:name="Image6" text:anchor-type="as-char" svg:width="0.25in" svg:height="0.25in" draw:z-index="5"><draw:image xlink:href="http://84.237.50.81:8080/i/edit_big.gif" xlink:type="simple" xlink:show="embed" xlink:actuate="onLoad"/><svg:title>Edit</svg:title></draw:frame></draw:a></text:p>
          </table:table-cell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0</text:p>
          </table:table-cell>
        </table:table-row>
      </table:table>
      <text:p text:style-name="P4"/>
      <text:p text:style-name="P5">Исполняю для второго пользователя команду:</text:p>
      <text:p text:style-name="P5"/>
      <text:p text:style-name="P4">UPDATE accounts set balance = balance-100 where id = 1;</text:p>
      <text:p text:style-name="P4"/>
      <text:p text:style-name="P5">Сервер бесконечно выполняет операцию: SQL STATEMENT RUNNING……..</text:p>
      <text:p text:style-name="P5"/>
      <text:p text:style-name="P5">Пробую завершить транзакцию для пользователя 1:</text:p>
      <text:p text:style-name="P5"/>
      <text:p text:style-name="P5">COMMIT;</text:p>
      <text:p text:style-name="P5"/>
      <text:p text:style-name="P1">Statement processed.</text:p>
      <text:p text:style-name="P1"/>
      <text:p text:style-name="P3">Второму пользователю выдаётся ошибка:</text:p>
      <text:p text:style-name="P3"/>
      <text:p text:style-name="P3">ORA-02290: check constraint (K.BAKELEV20207.SYS_C00609088) violated</text:p>
      <text:p text:style-name="P5"/>
      <text:p text:style-name="P5">В результате пользователь 1 и 2 и 3 видят таблицу в виде:</text:p>
      <text:p text:style-name="P5"/>
      <text:p text:style-name="P5"/>
      <text:section text:style-name="Sect1" text:name="ResultsSQL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Table_20_Heading">ID</text:p>
            </table:table-cell>
            <table:table-cell table:style-name="Table7.A1" office:value-type="string">
              <text:p text:style-name="Table_20_Heading">BALANCE</text:p>
            </table:table-cell>
          </table:table-row>
          <table:table-row>
            <table:table-cell table:style-name="Table7.A1" office:value-type="string">
              <text:p text:style-name="Table_20_Contents">1</text:p>
            </table:table-cell>
            <table:table-cell table:style-name="Table7.A1" office:value-type="string">
              <text:p text:style-name="Table_20_Contents">0</text:p>
            </table:table-cell>
          </table:table-row>
          <table:table-row>
            <table:table-cell table:style-name="Table7.A1" office:value-type="string">
              <text:p text:style-name="Table_20_Contents">2</text:p>
            </table:table-cell>
            <table:table-cell table:style-name="Table7.A1" office:value-type="string">
              <text:p text:style-name="Table_20_Contents">100</text:p>
            </table:table-cell>
          </table:table-row>
          <table:table-row>
            <table:table-cell table:style-name="Table7.A1" office:value-type="string">
              <text:p text:style-name="Table_20_Contents">3</text:p>
            </table:table-cell>
            <table:table-cell table:style-name="Table7.A1" office:value-type="string">
              <text:p text:style-name="Table_20_Contents">0</text:p>
            </table:table-cell>
          </table:table-row>
        </table:table>
        <text:p text:style-name="Text_20_body"/>
      </text:section>
      <table:table table:name="Table8" table:style-name="Table8">
        <table:table-column table:style-name="Table8.A"/>
        <table:table-row>
          <table:table-cell table:style-name="Table8.A1" office:value-type="string">
            <text:p text:style-name="P6"/>
          </table:table-cell>
        </table:table-row>
      </table:table>
      <text:p text:style-name="P5">Второй пользователь видит изменившиеся состояние счетов так как пользователь завершил свою транзакцию раньше 2. Изменения 2 не вносятся в таблицу, так как транзакции конкурирующие. </text:p>
      <text:p text:style-name="P5"/>
      <text:p text:style-name="P5">Для пользователя 2 выполняю:</text:p>
      <text:p text:style-name="P5"/>
      <text:p text:style-name="P5">ROLLBACK;</text:p>
      <text:p text:style-name="P5"/>
      <text:p text:style-name="P1">Statement processed.</text:p>
      <text:p text:style-name="P1"/>
      <text:p text:style-name="P1">Пользователь 2 видит:</text:p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ID</text:p>
          </table:table-cell>
          <table:table-cell table:style-name="Table9.A1" office:value-type="string">
            <text:p text:style-name="Table_20_Heading">BALANCE</text:p>
          </table:table-cell>
        </table:table-row>
        <table:table-row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0</text:p>
          </table:table-cell>
        </table:table-row>
        <table:table-row>
          <table:table-cell table:style-name="Table9.A1" office:value-type="string">
            <text:p text:style-name="Table_20_Contents">2</text:p>
          </table:table-cell>
          <table:table-cell table:style-name="Table9.A1" office:value-type="string">
            <text:p text:style-name="Table_20_Contents">100</text:p>
          </table:table-cell>
        </table:table-row>
        <table:table-row>
          <table:table-cell table:style-name="Table9.A1" office:value-type="string">
            <text:p text:style-name="Table_20_Contents">3</text:p>
          </table:table-cell>
          <table:table-cell table:style-name="Table9.A1" office:value-type="string">
            <text:p text:style-name="Table_20_Contents">0</text:p>
          </table:table-cell>
        </table:table-row>
      </table:table>
      <text:p text:style-name="P1"><text:soft-page-break/></text:p>
      <text:p text:style-name="P1"/>
      <text:p text:style-name="P2">Остальные видят, тоже самое, что и в предыдущий раз . Так происходит из-за того, </text:p>
      <text:p text:style-name="P2">транзакция пользователя 2 <text:span text:style-name="T1">отменяется командой ROLLBACK;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3:54:02.791779221</meta:creation-date>
    <meta:generator>LibreOffice/7.3.7.2$Linux_X86_64 LibreOffice_project/30$Build-2</meta:generator>
    <dc:date>2023-03-12T14:33:10.405146529</dc:date>
    <meta:editing-duration>PT8M20S</meta:editing-duration>
    <meta:editing-cycles>1</meta:editing-cycles>
    <meta:document-statistic meta:table-count="9" meta:image-count="6" meta:object-count="0" meta:page-count="3" meta:paragraph-count="102" meta:word-count="268" meta:character-count="1582" meta:non-whitespace-character-count="1408"/>
  </office:meta>
</office:document-meta>
</file>